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s ist Intelligenz?</text:p>
      <text:p text:style-name="Standard"><text:tab/>Kognitive Leistungsfähigkeit</text:p>
      <text:p text:style-name="Standard">Bei künstlicher Intelligenz:</text:p>
      <text:p text:style-name="Standard"><text:tab/>Menschenähnlich</text:p>
      <text:p text:style-name="Standard"><text:tab/>-findet Statt bei:</text:p>
      <text:p text:style-name="Standard"><text:tab/><text:tab/>-Auf Ziel zugehen</text:p>
      <text:p text:style-name="Standard"><text:tab/><text:tab/>-Wege finden</text:p>
      <text:p text:style-name="Standard"><text:tab/><text:tab/>-Entscheidung treffen</text:p>
      <text:p text:style-name="Standard"><text:tab/><text:tab/>-Strategische Plan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2:17:02.56</meta:creation-date>
    <dc:date>2014-04-09T12:44:17.46</dc:date>
    <meta:editing-duration>PT23M4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21" meta:character-count="191"/>
  </office:meta>
</office:document-meta>
</file>